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8000000040F183E5EE63068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in" fo:margin-left="0in" fo:margin-top="0in" fo:margin-bottom="0in" table:align="left"/>
    </style:style>
    <style:style style:name="Table1.A" style:family="table-column">
      <style:table-column-properties style:column-width="2.4993in"/>
    </style:style>
    <style:style style:name="Table1.B" style:family="table-column">
      <style:table-column-properties style:column-width="4.5in"/>
    </style:style>
    <style:style style:name="Table1.1" style:family="table-row">
      <style:table-row-properties style:min-row-height="1.9583in" fo:keep-together="auto"/>
    </style:style>
    <style:style style:name="Table1.A1" style:family="table-cell">
      <style:table-cell-properties fo:padding="0.05in" fo:border="none"/>
    </style:style>
    <style:style style:name="P1" style:family="paragraph" style:parent-style-name="Standard">
      <style:paragraph-properties fo:margin-top="0.139in" fo:margin-bottom="0in" loext:contextual-spacing="false" fo:line-height="100%" fo:orphans="0" fo:widows="0" fo:padding="0in" fo:border="none"/>
    </style:style>
    <style:style style:name="P2" style:family="paragraph" style:parent-style-name="Standard">
      <style:paragraph-properties fo:margin-top="0.139in" fo:margin-bottom="0in" loext:contextual-spacing="false" fo:line-height="100%" fo:orphans="0" fo:widows="0" fo:padding="0in" fo:border="none"/>
      <style:text-properties style:font-name="Lato" fo:font-size="10pt" style:font-name-asian="Lato1" style:font-size-asian="10pt" style:font-name-complex="Lato1"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orphans="0" fo:widows="0" fo:padding="0in" fo:border="none"/>
    </style:style>
    <style:style style:name="P5" style:family="paragraph" style:parent-style-name="Standard" style:master-page-name="Standard">
      <style:paragraph-properties fo:margin-top="0in" fo:margin-bottom="0in" loext:contextual-spacing="false" fo:line-height="100%" fo:orphans="0" fo:widows="0" style:page-number="1" fo:padding="0in" fo:border="none"/>
      <style:text-properties fo:color="#999999" style:font-name="Lato" fo:font-size="6pt" style:font-name-asian="Lato1" style:font-size-asian="6pt" style:font-name-complex="Lato1" style:font-size-complex="6pt"/>
    </style:style>
    <style:style style:name="P6" style:family="paragraph" style:parent-style-name="Standard">
      <style:paragraph-properties fo:margin-top="0.3335in" fo:margin-bottom="0in" loext:contextual-spacing="false" fo:line-height="100%" fo:orphans="0" fo:widows="0" fo:padding="0in" fo:border="none"/>
    </style:style>
    <style:style style:name="P7" style:family="paragraph" style:parent-style-name="Standard">
      <style:paragraph-properties fo:padding="0in" fo:border="none"/>
    </style:style>
    <style:style style:name="P8" style:family="paragraph" style:parent-style-name="Heading_20_1">
      <style:paragraph-properties fo:margin-top="0.3335in" fo:margin-bottom="0in" loext:contextual-spacing="false" fo:line-height="100%" fo:orphans="0" fo:widows="0" fo:padding="0in" fo:border="none"/>
    </style:style>
    <style:style style:name="P9" style:family="paragraph" style:parent-style-name="Heading_20_2">
      <style:paragraph-properties fo:margin-top="0in" fo:margin-bottom="0in" loext:contextual-spacing="false" fo:line-height="100%" fo:keep-together="auto" fo:orphans="0" fo:widows="0" fo:padding="0in" fo:border="none" fo:keep-with-next="auto"/>
    </style:style>
    <style:style style:name="P10" style:family="paragraph" style:parent-style-name="Heading_20_2">
      <style:paragraph-properties fo:line-height="100%" fo:orphans="0" fo:widows="0" fo:padding="0in" fo:border="none"/>
    </style:style>
    <style:style style:name="P11" style:family="paragraph" style:parent-style-name="Subtitle">
      <style:paragraph-properties fo:line-height="100%" fo:keep-together="auto" fo:padding="0in" fo:border="none" fo:keep-with-next="auto"/>
    </style:style>
    <style:style style:name="T1" style:family="text">
      <style:text-properties style:font-name="Raleway" fo:font-size="24pt" fo:font-weight="bold" style:font-name-asian="Raleway1" style:font-size-asian="24pt" style:font-weight-asian="bold" style:font-name-complex="Raleway1" style:font-size-complex="24pt"/>
    </style:style>
    <style:style style:name="T2" style:family="text">
      <style:text-properties fo:color="#9c7653" fo:font-size="12pt" style:font-size-asian="12pt" style:font-size-complex="12pt"/>
    </style:style>
    <style:style style:name="T3" style:family="text">
      <style:text-properties fo:color="#9c7653" fo:font-size="12pt" fo:font-style="normal" style:font-size-asian="12pt" style:font-style-asian="normal" style:font-size-complex="12pt"/>
    </style:style>
    <style:style style:name="T4" style:family="text">
      <style:text-properties fo:color="#9c7653"/>
    </style:style>
    <style:style style:name="T5" style:family="text">
      <style:text-properties fo:color="#9c7653" style:font-name="Lato" fo:font-size="10pt" style:font-name-asian="Lato1" style:font-size-asian="10pt" style:font-name-complex="Lato1" style:font-size-complex="10pt"/>
    </style:style>
    <style:style style:name="T6" style:family="text">
      <style:text-properties fo:color="#9c7653" style:font-name="Lato" fo:font-size="11pt" style:font-name-asian="Lato1" style:font-size-asian="11pt" style:font-name-complex="Lato1" style:font-size-complex="11pt"/>
    </style:style>
    <style:style style:name="T7" style:family="text">
      <style:text-properties fo:color="#9c7653" fo:font-size="11pt" style:font-size-asian="11pt" style:font-size-complex="11pt"/>
    </style:style>
    <style:style style:name="T8" style:family="text">
      <style:text-properties style:font-name="Lato" fo:font-size="14pt" fo:font-weight="bold" style:font-name-asian="Lato1" style:font-size-asian="14pt" style:font-weight-asian="bold" style:font-name-complex="Lato1" style:font-size-complex="14pt"/>
    </style:style>
    <style:style style:name="T9" style:family="text">
      <style:text-properties style:font-name="Lato" fo:font-weight="bold" style:font-name-asian="Lato1" style:font-weight-asian="bold" style:font-name-complex="Lato1"/>
    </style:style>
    <style:style style:name="T10" style:family="text">
      <style:text-properties style:font-name="Lato" fo:font-size="11pt" style:font-name-asian="Lato1" style:font-size-asian="11pt" style:font-name-complex="Lato1" style:font-size-complex="11pt"/>
    </style:style>
    <style:style style:name="T11" style:family="text">
      <style:text-properties style:font-name="Lato" fo:font-size="10pt" style:font-name-asian="Lato1" style:font-size-asian="10pt" style:font-name-complex="Lato1" style:font-size-complex="10pt"/>
    </style:style>
    <style:style style:name="T12" style:family="text">
      <style:text-properties fo:font-weight="bold" style:font-weight-asian="bold"/>
    </style:style>
    <style:style style:name="T13" style:family="text">
      <style:text-properties fo:color="#666666"/>
    </style:style>
    <style:style style:name="T14" style:family="text">
      <style:text-properties fo:color="#666666" style:font-name="Lato" fo:font-size="10pt" style:font-name-asian="Lato1" style:font-size-asian="10pt" style:font-name-complex="Lato1" style:font-size-complex="10pt"/>
    </style:style>
    <style:style style:name="T15"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column table:style-name="Table1.B"/>
        <table:table-row table:style-name="Table1.1">
          <table:table-cell table:style-name="Table1.A1" office:value-type="string">
            <text:p text:style-name="P3"><text:span text:style-name="T1">Qiuchen Yan</text:span></text:p>
            <text:p text:style-name="P11"><text:bookmark text:name="_np1x19peam06"/><text:span text:style-name="T2">PhD candidate at </text:span></text:p>
            <text:p text:style-name="P11"><text:bookmark text:name="_gb369ob5iiri"/><text:span text:style-name="T2">the University of </text:span></text:p>
            <text:p text:style-name="P11"><text:bookmark text:name="_oxhp5kjs3o49"/><text:span text:style-name="T2">Minnesota</text:span></text:p>
            <text:p text:style-name="P4"><text:span text:style-name="T8">ㅡ</text:span></text:p>
            <text:p text:style-name="P1"><text:span text:style-name="T12">Qiuchen Yan</text:span></text:p>
            <text:p text:style-name="P4">311 Harvard Street SE</text:p>
            <text:p text:style-name="P4">Minneapolis, MN, 55414</text:p>
            <text:p text:style-name="P4"><text:span text:style-name="T4">651</text:span><text:span text:style-name="T5">.</text:span><text:span text:style-name="T4">235</text:span><text:span text:style-name="T5">.</text:span><text:span text:style-name="T4">4138</text:span></text:p>
            <text:p text:style-name="P4"><text:span text:style-name="T4">yanxx297@umn.edu</text:span></text:p>
          </table:table-cell>
          <table:table-cell table:style-name="Table1.A1" office:value-type="string">
            <text:p text:style-name="P9"><text:bookmark text:name="_p4f3lvfon4kg"/><draw:frame draw:style-name="fr1" draw:name="image1.png" text:anchor-type="as-char" svg:width="4.3543in" svg:height="0.028in" draw:z-index="0"><draw:image xlink:href="Pictures/1000020100000258000000040F183E5EE6306818.png" xlink:type="simple" xlink:show="embed" xlink:actuate="onLoad" loext:mime-type="image/png"/><svg:desc>horizontal line</svg:desc></draw:frame></text:p>
            <text:p text:style-name="P1"><text:span text:style-name="T13">19</text:span><text:span text:style-name="T14"> </text:span><text:span text:style-name="T13">Sep</text:span><text:span text:style-name="T14"> 20</text:span><text:span text:style-name="T13">19</text:span></text:p>
            <text:p text:style-name="P8"><text:bookmark text:name="_387wrthhx46m"/><text:span text:style-name="T15">Rob Wiltbank</text:span></text:p>
            <text:p text:style-name="P4">CEO, Galois</text:p>
            <text:p text:style-name="P4">421 SW 6th Avenue, Suite 300</text:p>
            <text:p text:style-name="P4">Portland, Oregon 97204</text:p>
            <text:p text:style-name="P6"><text:span text:style-name="T11">Dear </text:span>Michelle Keppler<text:span text:style-name="T11">,</text:span></text:p>
            <text:p text:style-name="P1">I am writing to apply the software engineering/research intern position at Galois. <text:line-break/><text:line-break/>As a current PhD student, I have been working on several research projects about program analysis and its application in security or software testing. Symbolic execution is the technique I used most often. I have both improved a symbolic execution tool (written OCaml) and applied this technique in various contexts, including vulnerability detection (based on DARPA Cyber Grand Challenge benchmark), large scale software testing and OS kernel bug verification. Static analysis is another technique I have been working with. I built a prototype of a type inference system from scratch, which applied static analysis to GNU core utilities and achieved 96% true positive rate. </text:p>
            <text:p text:style-name="P1">I also gained some experience working with Linux kernel and virtualized environment from my past projects. Although my previous work are less relevant to network security, I have a certain level of knowledge in this area acquired from courses and seminars, and I am interested in growing my skills in this area.</text:p>
            <text:p text:style-name="P1">Thank you for your time and consideration. I hope to interview for this position at your earliest convenience.</text:p>
            <text:p text:style-name="P1"><text:span text:style-name="T11">Sincerely,</text:span></text:p>
            <text:p text:style-name="P2"/>
            <text:p text:style-name="P2"/>
            <text:p text:style-name="P2"/>
            <text:p text:style-name="P2"/>
            <text:p text:style-name="P10"><text:bookmark text:name="_l28qqe692yqy"/><text:span text:style-name="T7">Qiuchen Yan</text:span></text:p>
          </table:table-cell>
        </table:table-row>
      </table:table>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Raleway" svg:font-family="Ralew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Raleway1" svg:font-family="Ralew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ato" fo:font-size="10pt" fo:language="en" fo:country="none" style:letter-kerning="false" style:font-name-asian="Lato1" style:font-size-asian="10pt" style:language-asian="zh" style:country-asian="CN" style:font-name-complex="La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d44500" style:font-name="Lato" fo:font-family="Lato" style:font-family-generic="roman" style:font-pitch="variable" fo:font-weight="bold" style:font-name-asian="Lato1" style:font-family-asian="Lato" style:font-family-generic-asian="system" style:font-pitch-asian="variable" style:font-weight-asian="bold" style:font-name-complex="Lato1" style:font-family-complex="Lato"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11in" fo:margin-bottom="0.111in" loext:contextual-spacing="false" fo:line-height="100%" fo:keep-together="always" fo:keep-with-next="always"/>
      <style:text-properties fo:color="#999999" style:font-name="Lato" fo:font-family="Lato" style:font-family-generic="roman" style:font-pitch="variable" fo:font-size="9pt" style:font-name-asian="Lato1" style:font-family-asian="Lato" style:font-family-generic-asian="system" style:font-pitch-asian="variable" style:font-size-asian="9pt" style:font-name-complex="Lato1" style:font-family-complex="Lato"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0417in" fo:margin-bottom="0in" loext:contextual-spacing="false" fo:line-height="100%" fo:keep-together="always" fo:keep-with-next="always"/>
      <style:text-properties fo:color="#f2511b"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 meta:paragraph-count="22" meta:word-count="229" meta:character-count="1446" meta:non-whitespace-character-count="1233"/>
    <meta:generator>LibreOfficeDev/6.0.5.2$Linux_X86_64 LibreOffice_project/</meta:generator>
  </office:meta>
</office:document-meta>
</file>